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8.16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3" style:family="table-cell" style:parent-style-name="Warning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4" style:family="table-cell" style:parent-style-name="Good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column table:style-name="co2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NR</text:p>
          </table:table-cell>
          <table:table-cell table:style-name="ce1" office:value-type="string" calcext:value-type="string">
            <text:p>Catalog R_{1/2} (px)</text:p>
          </table:table-cell>
          <table:table-cell table:style-name="ce1" office:value-type="string" calcext:value-type="string">
            <text:p>OII diameter (px)</text:p>
          </table:table-cell>
          <table:table-cell table:style-name="ce1" office:value-type="string" calcext:value-type="string">
            <text:p>Visible structure ?</text:p>
          </table:table-cell>
          <table:table-cell table:style-name="ce1" office:value-type="string" calcext:value-type="string">
            <text:p>Whole map before cleaning ?</text:p>
          </table:table-cell>
          <table:table-cell table:style-name="ce1" office:value-type="string" calcext:value-type="string">
            <text:p>Complete structure ?</text:p>
          </table:table-cell>
          <table:table-cell table:style-name="ce1" office:value-type="string" calcext:value-type="string">
            <text:p>Smooth structure ?</text:p>
          </table:table-cell>
          <table:table-cell table:style-name="ce1" office:value-type="string" calcext:value-type="string">
            <text:p>Smooth structure before cleaning ?</text:p>
          </table:table-cell>
          <table:table-cell table:style-name="ce1" office:value-type="string" calcext:value-type="string">
            <text:p>Multiple structures ?</text:p>
          </table:table-cell>
          <table:table-cell table:style-name="ce1" office:value-type="string" calcext:value-type="string">
            <text:p>Multiple structures before cleaning ?</text:p>
          </table:table-cell>
          <table:table-cell table:style-name="ce1" office:value-type="string" calcext:value-type="string">
            <text:p>Comment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12.9" calcext:value-type="float">
            <text:p>12.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.4" calcext:value-type="float">
            <text:p>6.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.4" calcext:value-type="float">
            <text:p>6.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.4" calcext:value-type="float">
            <text:p>7.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main structure diameter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33" calcext:value-type="float">
            <text:p>233</text:p>
          </table:table-cell>
          <table:table-cell office:value-type="float" office:value="49" calcext:value-type="float">
            <text:p>49</text:p>
          </table:table-cell>
          <table:table-cell office:value-type="float" office:value="11.4" calcext:value-type="float">
            <text:p>11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1.2" calcext:value-type="float">
            <text:p>11.2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.5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igh SNR probably because of the missing lower part of the map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high SNR probably because of the missing lower part of the map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0.7" calcext:value-type="float">
            <text:p>10.7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2.7" calcext:value-type="float">
            <text:p>12.7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.4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5.7" calcext:value-type="float">
            <text:p>5.7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0_d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  <table:table-cell office:value-type="float" office:value="7.6" calcext:value-type="float">
            <text:p>7.6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0_bs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  <table:table-cell office:value-type="float" office:value="7.6" calcext:value-type="float">
            <text:p>7.6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1:09:54.921702768</meta:creation-date>
    <meta:generator>LibreOffice/6.2.2.2$Linux_X86_64 LibreOffice_project/20$Build-2</meta:generator>
    <dc:date>2019-05-03T12:45:14.769985227</dc:date>
    <meta:editing-duration>PT1H35M5S</meta:editing-duration>
    <meta:editing-cycles>30</meta:editing-cycles>
    <meta:document-statistic meta:table-count="1" meta:cell-count="256" meta:object-count="0"/>
  </office:meta>
</office:document-meta>
</file>